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159cf6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Penne au Boeuf Haché &amp; Portobellos avec Fromage Râpé &amp; Persil</text:h>
      <text:h text:style-name="Heading_20_4" text:outline-level="4">Famille &lt;30 min</text:h>
      <text:p text:style-name="Horizontal_20_Line"/>
      <text:h text:style-name="Heading_20_3" text:outline-level="3">Temps de Préparation :</text:h>
      <text:list text:style-name="L1">
        <text:list-item>
          <text:p text:style-name="P3"><text:span text:style-name="Strong_20_Emphasis">En cuisine</text:span>: 20-25 min</text:p>
        </text:list-item>
        <text:list-item>
          <text:p text:style-name="P2"><text:span text:style-name="Strong_20_Emphasis">À table dans</text:span>: 25-35 min</text:p>
        </text:list-item>
      </text:list>
      <text:p text:style-name="Horizontal_20_Line"/>
      <text:h text:style-name="Heading_20_3" text:outline-level="3">Ustensiles Nécessaires :</text:h>
      <text:list text:style-name="L2">
        <text:list-item>
          <text:p text:style-name="P5">Sauteuse</text:p>
        </text:list-item>
        <text:list-item>
          <text:p text:style-name="P5">Casserole</text:p>
        </text:list-item>
        <text:list-item>
          <text:p text:style-name="P5">Spatule</text:p>
        </text:list-item>
        <text:list-item>
          <text:p text:style-name="P4">Passoire</text:p>
        </text:list-item>
      </text:list>
      <text:p text:style-name="Horizontal_20_Line"/>
      <text:h text:style-name="Heading_20_3" text:outline-level="3">Nombre d’assiettes :</text:h>
      <text:list text:style-name="L3">
        <text:list-item>
          <text:p text:style-name="P6">2</text:p>
        </text:list-item>
      </text:list>
      <text:p text:style-name="Horizontal_20_Line"/>
      <text:h text:style-name="Heading_20_3" text:outline-level="3">Ingrédients :</text:h>
      <text:list text:style-name="L4">
        <text:list-item>
          <text:p text:style-name="P8"><text:span text:style-name="Strong_20_Emphasis">Penne</text:span> : 180 g</text:p>
        </text:list-item>
        <text:list-item>
          <text:p text:style-name="P8"><text:span text:style-name="Strong_20_Emphasis">Oignon</text:span> : 1 pièce(s)</text:p>
        </text:list-item>
        <text:list-item>
          <text:p text:style-name="P8"><text:span text:style-name="Strong_20_Emphasis">Gousse d'ail</text:span> : 1 pièce(s)</text:p>
        </text:list-item>
        <text:list-item>
          <text:p text:style-name="P8"><text:span text:style-name="Strong_20_Emphasis">Champignons Portobello</text:span> : 125 g</text:p>
        </text:list-item>
        <text:list-item>
          <text:p text:style-name="P8"><text:span text:style-name="Strong_20_Emphasis">Persil</text:span> : 1 sachet(s)</text:p>
        </text:list-item>
        <text:list-item>
          <text:p text:style-name="P8"><text:span text:style-name="Strong_20_Emphasis">Viande hachée au boeuf</text:span> : 200 g</text:p>
        </text:list-item>
        <text:list-item>
          <text:p text:style-name="P8"><text:span text:style-name="Strong_20_Emphasis">Crème épaisse</text:span> : 80 g</text:p>
        </text:list-item>
        <text:list-item>
          <text:p text:style-name="P8"><text:span text:style-name="Strong_20_Emphasis">Épices italiennes</text:span> : 1 sachet(s)</text:p>
        </text:list-item>
        <text:list-item>
          <text:p text:style-name="P8"><text:span text:style-name="Strong_20_Emphasis">Fromage râpé à l'italienne</text:span> : 20 g</text:p>
        </text:list-item>
        <text:list-item>
          <text:p text:style-name="P8"><text:span text:style-name="Strong_20_Emphasis">Beurre</text:span> : 1 cs</text:p>
        </text:list-item>
        <text:list-item>
          <text:p text:style-name="P8"><text:span text:style-name="Strong_20_Emphasis">Huile d'olive</text:span> : 1 cs</text:p>
        </text:list-item>
        <text:list-item>
          <text:p text:style-name="P7"><text:span text:style-name="Strong_20_Emphasis">Poivre et sel</text:span> : selon votre goût</text:p>
        </text:list-item>
      </text:list>
      <text:p text:style-name="Horizontal_20_Line"/>
      <text:h text:style-name="Heading_20_3" text:outline-level="3">Préparation :</text:h>
      <text:h text:style-name="Heading_20_4" text:outline-level="4">Préparation des ingrédients :</text:h>
      <text:list text:style-name="L5">
        <text:list-item>
          <text:p text:style-name="P10"><text:span text:style-name="Strong_20_Emphasis">Ciselez l'oignon</text:span> et l'ail.</text:p>
        </text:list-item>
        <text:list-item>
          <text:p text:style-name="P10"><text:span text:style-name="Strong_20_Emphasis">Nettoyez les portobellos</text:span> avec un essuie-tout humide, puis coupez-les en fines tranches.</text:p>
        </text:list-item>
        <text:list-item>
          <text:p text:style-name="P9"><text:span text:style-name="Strong_20_Emphasis">Effeuillez et ciselez le persil.</text:span></text:p>
        </text:list-item>
      </text:list>
      <text:h text:style-name="Heading_20_4" text:outline-level="4"><text:soft-page-break/>Cuisson des pâtes :</text:h>
      <text:list text:style-name="L6">
        <text:list-item>
          <text:p text:style-name="P12">Portez une grande casserole d'eau salée à ébullition pour les pâtes.</text:p>
        </text:list-item>
        <text:list-item>
          <text:p text:style-name="P12">Faites cuire les pâtes 10-12 min dans l'eau bouillante.</text:p>
        </text:list-item>
        <text:list-item>
          <text:p text:style-name="P11">Réservez 3 cs d'eau de cuisson par personne avant d'égoutter les pâtes. Réservez-les.</text:p>
        </text:list-item>
      </text:list>
      <text:h text:style-name="Heading_20_4" text:outline-level="4">Cuisson de la garniture :</text:h>
      <text:list text:style-name="L7">
        <text:list-item>
          <text:p text:style-name="P14">Faites chauffer un filet d'huile d'olive et une noix de beurre dans une grande sauteuse à feu vif.</text:p>
        </text:list-item>
        <text:list-item>
          <text:p text:style-name="P14">Faites-y dorer l'oignon, l'ail et le bœuf haché 2-3 min. Émiettez le bœuf avec le dos d'une spatule.</text:p>
        </text:list-item>
        <text:list-item>
          <text:p text:style-name="P14">Ajoutez les portobellos et la moitié du persil. Faites sauter le tout 5-7 min, ou jusqu'à ce que les portobellos aient relâché toute leur eau et soient dorés. Salez et poivrez.</text:p>
        </text:list-item>
        <text:list-item>
          <text:p text:style-name="P13">Ajoutez la crème fraîche et 1⁄2 sachet d'épices italiennes par personne. Mélangez bien.</text:p>
        </text:list-item>
      </text:list>
      <text:h text:style-name="Heading_20_4" text:outline-level="4">Mélange final et service :</text:h>
      <text:list text:style-name="L8">
        <text:list-item>
          <text:p text:style-name="P16">À feu moyen-doux, ajoutez les pâtes, leur eau de cuisson et le fromage râpé à la sauteuse pour lier la sauce. Remuez énergiquement et laissez chauffer 2 min, ou jusqu'à obtenir une sauce crémeuse.</text:p>
        </text:list-item>
        <text:list-item>
          <text:p text:style-name="P16">Servez les pâtes dans des assiettes creuses.</text:p>
        </text:list-item>
        <text:list-item>
          <text:p text:style-name="P15">Saupoudrez du reste de persil.</text:p>
        </text:list-item>
      </text:list>
      <text:p text:style-name="Horizontal_20_Line"/>
      <text:h text:style-name="Heading_20_3" text:outline-level="3">Valeurs Nutritionnelles :</text:h>
      <text:p text:style-name="Text_20_body"><text:span text:style-name="Strong_20_Emphasis">Par portion :</text:span></text:p>
      <text:list text:style-name="L9">
        <text:list-item>
          <text:p text:style-name="P18"><text:span text:style-name="Strong_20_Emphasis">Énergie (kJ/kcal)</text:span> : 3372/806</text:p>
        </text:list-item>
        <text:list-item>
          <text:p text:style-name="P18"><text:span text:style-name="Strong_20_Emphasis">Lipides total (g)</text:span> : 40</text:p>
        </text:list-item>
        <text:list-item>
          <text:p text:style-name="P18"><text:span text:style-name="Strong_20_Emphasis">Dont saturés (g)</text:span> : 19,5</text:p>
        </text:list-item>
        <text:list-item>
          <text:p text:style-name="P18"><text:span text:style-name="Strong_20_Emphasis">Glucides (g)</text:span> : 72</text:p>
        </text:list-item>
        <text:list-item>
          <text:p text:style-name="P18"><text:span text:style-name="Strong_20_Emphasis">Dont sucres (g)</text:span> : 6,9</text:p>
        </text:list-item>
        <text:list-item>
          <text:p text:style-name="P18"><text:span text:style-name="Strong_20_Emphasis">Fibres (g)</text:span> : 2</text:p>
        </text:list-item>
        <text:list-item>
          <text:p text:style-name="P18"><text:span text:style-name="Strong_20_Emphasis">Protéines (g)</text:span> : 38</text:p>
        </text:list-item>
        <text:list-item>
          <text:p text:style-name="P17"><text:span text:style-name="Strong_20_Emphasis">Sel (g)</text:span> : 1,8</text:p>
        </text:list-item>
      </text:list>
      <text:p text:style-name="Text_20_body"><text:span text:style-name="Strong_20_Emphasis">Pour 100 g :</text:span></text:p>
      <text:list text:style-name="L10">
        <text:list-item>
          <text:p text:style-name="P20"><text:span text:style-name="Strong_20_Emphasis">Énergie (kJ/kcal)</text:span> : 941/225</text:p>
        </text:list-item>
        <text:list-item>
          <text:p text:style-name="P20"><text:span text:style-name="Strong_20_Emphasis">Lipides total (g)</text:span> : 11</text:p>
        </text:list-item>
        <text:list-item>
          <text:p text:style-name="P20"><text:span text:style-name="Strong_20_Emphasis">Dont saturés (g)</text:span> : 5,4</text:p>
        </text:list-item>
        <text:list-item>
          <text:p text:style-name="P20"><text:span text:style-name="Strong_20_Emphasis">Glucides (g)</text:span> : 20</text:p>
        </text:list-item>
        <text:list-item>
          <text:p text:style-name="P20"><text:span text:style-name="Strong_20_Emphasis">Dont sucres (g)</text:span> : 1,9</text:p>
        </text:list-item>
        <text:list-item>
          <text:p text:style-name="P20"><text:span text:style-name="Strong_20_Emphasis">Fibres (g)</text:span> : 1</text:p>
        </text:list-item>
        <text:list-item>
          <text:p text:style-name="P20"><text:span text:style-name="Strong_20_Emphasis">Protéines (g)</text:span> : 11</text:p>
        </text:list-item>
        <text:list-item>
          <text:p text:style-name="P19"><text:span text:style-name="Strong_20_Emphasis">Sel (g)</text:span> : 0,5</text:p>
        </text:list-item>
      </text:list>
      <text:p text:style-name="Horizontal_20_Line"/>
      <text:h text:style-name="Heading_20_3" text:outline-level="3"><text:soft-page-break/>Allergènes :</text:h>
      <text:p text:style-name="Text_20_body"><text:span text:style-name="Strong_20_Emphasis">Attention, certains ingrédients peuvent contenir des allergènes. En cas d'allergie, référez-vous aux étiquettes des ingrédients avant de cuisiner. Les allergènes et traces d'allergènes sont indiqués en gras, en italique ou en MAJUSCULE sur les étiquettes.</text:span></text:p>
      <text:p text:style-name="Preformatted_20_Text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23T17:01:40.233654783</dc:date>
    <meta:editing-duration>PT6M35S</meta:editing-duration>
    <meta:editing-cycles>2</meta:editing-cycles>
    <meta:generator>LibreOffice/7.6.7.2$Linux_X86_64 LibreOffice_project/60$Build-2</meta:generator>
    <meta:document-statistic meta:table-count="0" meta:image-count="0" meta:object-count="0" meta:page-count="3" meta:paragraph-count="64" meta:word-count="467" meta:character-count="2402" meta:non-whitespace-character-count="2047"/>
  </office:meta>
</office:document-meta>
</file>